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tyle="italic" fo:font-weight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text-properties fo:font-style="italic" fo:font-weight="bold"/>
    </style:style>
    <style:style style:name="P9" style:family="paragraph" style:parent-style-name="Text_20_body">
      <style:text-properties fo:font-size="16pt" style:font-size-asian="16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 hand gesture recognition in python</text:p>
      <text:p text:style-name="P1"/>
      <text:p text:style-name="P2">what is opencv?</text:p>
      <text:p text:style-name="Text_20_body">As explained in wiki</text:p>
      <text:p text:style-name="Text_20_body"><text:span text:style-name="T1">OpenCV</text:span> (<text:span text:style-name="T2">Open Source Computer Vision Library</text:span>) is a <text:a xlink:type="simple" xlink:href="http://en.wikipedia.org/wiki/Library_%28computing%29">library of programming functions</text:a> mainly aimed at real-time <text:a xlink:type="simple" xlink:href="http://en.wikipedia.org/wiki/Computer_vision">computer vision</text:a>, developed by <text:a xlink:type="simple" xlink:href="http://en.wikipedia.org/wiki/Intel_Corporation">Intel</text:a>, and now supported by <text:a xlink:type="simple" xlink:href="http://en.wikipedia.org/wiki/Willow_Garage">Willow Garage</text:a> and Itseez. It is free for use under the <text:a xlink:type="simple" xlink:href="http://en.wikipedia.org/wiki/Open_source">open source</text:a> <text:a xlink:type="simple" xlink:href="http://en.wikipedia.org/wiki/BSD_license">BSD license</text:a>. The library is <text:a xlink:type="simple" xlink:href="http://en.wikipedia.org/wiki/Cross-platform">cross-platform</text:a>. It focuses mainly on real-time image processing.</text:p>
      <text:p text:style-name="P3">More about it is explained better in their website  <text:a xlink:type="simple" xlink:href="http://opencv.org/">http://opencv.org/</text:a></text:p>
      <text:p text:style-name="P3"/>
      <text:p text:style-name="P3">what is python?</text:p>
      <text:p text:style-name="Text_20_body"><text:span text:style-name="T1">Python</text:span> is a widely used <text:a xlink:type="simple" xlink:href="http://en.wikipedia.org/wiki/General-purpose_programming_language">general-purpose</text:a>, <text:a xlink:type="simple" xlink:href="http://en.wikipedia.org/wiki/High-level_programming_language">high-level programming language</text:a>.Its design philosophy emphasizes code <text:a xlink:type="simple" xlink:href="http://en.wikipedia.org/wiki/Readability">readability</text:a>, and its syntax allows programmers to express concepts in fewer <text:a xlink:type="simple" xlink:href="http://en.wikipedia.org/wiki/Lines_of_code">lines of code</text:a> than would be possible in languages such as <text:a xlink:type="simple" xlink:href="http://en.wikipedia.org/wiki/C_%28programming_language%29">C</text:a>. The language provides constructs intended to enable clear programs on both a small and large scale. </text:p>
      <text:p text:style-name="P3">More about it  <text:a xlink:type="simple" xlink:href="http://www.python.org/">http://www.python.org/</text:a></text:p>
      <text:p text:style-name="P1"/>
      <text:p text:style-name="P4"><text:span text:style-name="T1">Gesture recognition</text:span>: can be seen as a way for computers to begin to understand human <text:a xlink:type="simple" xlink:href="http://en.wikipedia.org/wiki/Body_language">body language</text:a>, thus building a richer bridge between machines and humans than primitive <text:a xlink:type="simple" xlink:href="http://en.wikipedia.org/wiki/Text_user_interface">text user interfaces</text:a> or even <text:a xlink:type="simple" xlink:href="http://en.wikipedia.org/wiki/GUI">GUIs</text:a> (graphical user interfaces), which still limit the majority of input to keyboard and mouse.</text:p>
      <text:p text:style-name="P5">1) Installing opencv and configuring it with python in windows</text:p>
      <text:p text:style-name="P4">You can find very good tutorial<text:a xlink:type="simple" xlink:href="http://opencvpython.blogspot.in/2012/05/install-opencv-in-windows-for-python.html"> here</text:a> </text:p>
      <text:p text:style-name="P5"><text:line-break/>2) capturing frames and displaying them</text:p>
      <text:p text:style-name="Text_20_body"/>
      <text:p text:style-name="Text_20_body">                      import cv2                              </text:p>
      <text:p text:style-name="Text_20_body">                      import numpy as np                           #importing libraries</text:p>
      <text:p text:style-name="Text_20_body">                      cap = cv2.VideoCapture(0)                #creating camera object</text:p>
      <text:p text:style-name="Text_20_body">                      while( cap.isOpened() ) :</text:p>
      <text:p text:style-name="Text_20_body">                               ret,img = cap.read()                         #reading the frames</text:p>
      <text:p text:style-name="Text_20_body">                               cv2.imshow('input',img)                  #displaying the frames</text:p>
      <text:p text:style-name="Text_20_body">                               k = cv2.waitKey(10)</text:p>
      <text:p text:style-name="Text_20_body">                               if k == 27:</text:p>
      <text:p text:style-name="P4">                               break</text:p>
      <text:p text:style-name="P5"/>
      <text:p text:style-name="P5"/>
      <text:p text:style-name="P5"><text:soft-page-break/>3) Extracting (ROI): or background subtraction </text:p>
      <text:p text:style-name="Text_20_body">For this we can opt for many methods we go for most simple one thresholding </text:p>
      <text:p text:style-name="Text_20_body">First we will convert input RGB image into gray scale image(3d to 2d)</text:p>
      <text:p text:style-name="Text_20_body"/>
      <text:p text:style-name="Text_20_body"> We have in built function for it as </text:p>
      <text:p text:style-name="Text_20_body">                           gray = cv2.cvtColor(img,cv2.COLOR_BGR2GRAY)</text:p>
      <text:p text:style-name="Text_20_body">where</text:p>
      <text:p text:style-name="Text_20_body">img-&gt;input frame(RGB)</text:p>
      <text:p text:style-name="Text_20_body">gray-&gt;output gray scale frame</text:p>
      <text:p text:style-name="Text_20_body"/>
      <text:p text:style-name="Text_20_body">next we will blur the gray scale image using GousianBlur function</text:p>
      <text:p text:style-name="Text_20_body">                           blur = cv2.GaussianBlur(gray,(5,5),0)</text:p>
      <text:p text:style-name="Text_20_body">more about the functions you can find in opencv  documentation</text:p>
      <text:p text:style-name="Text_20_body"/>
      <text:p text:style-name="Text_20_body"/>
      <text:p text:style-name="Text_20_body">then we will threshold it using </text:p>
      <text:p text:style-name="Text_20_body">                   ret,thresh1 = cv2.threshold(blur,70,255,cv2.THRESH_BINARY_INV+cv2.THRESH_OTSU)</text:p>
      <text:p text:style-name="Text_20_body">vary the threshold value until you get the clear binary(ie only black and white)  image consisting only our ROI white in color in my case it worked well at 70.</text:p>
      <text:p text:style-name="Text_20_body"/>
      <text:p text:style-name="P6"><draw:a xlink:type="simple" xlink:href="http://4.bp.blogspot.com/-0CFmuRenK70/T9ZHMQerihI/AAAAAAAAAX4/1NdFYWJaRBg/s1600/hand.png"><draw:frame draw:style-name="fr1" draw:name="graphics1" text:anchor-type="as-char" svg:width="8.758cm" svg:height="10.583cm" draw:z-index="0"><draw:image xlink:href="http://4.bp.blogspot.com/-0CFmuRenK70/T9ZHMQerihI/AAAAAAAAAX4/1NdFYWJaRBg/s400/hand.png" xlink:type="simple" xlink:show="embed" xlink:actuate="onLoad"/></draw:frame></draw:a></text:p>
      <text:p text:style-name="P4"/>
      <text:p text:style-name="P4"><text:soft-page-break/></text:p>
      <text:p text:style-name="P4"/>
      <text:p text:style-name="P5">4) Then find out the contours </text:p>
      <text:p text:style-name="Text_20_body">         contours, hierarchy = cv2.findContours(thresh1,cv2.RETR_TREE,cv2.CHAIN_APPROX_SIMPLE)</text:p>
      <text:p text:style-name="Text_20_body">&gt;extract the largest contour </text:p>
      <text:p text:style-name="Text_20_body">for i in range(len(contours)):</text:p>
      <text:p text:style-name="Text_20_body">            cnt=contours[i]</text:p>
      <text:p text:style-name="Text_20_body">            area = cv2.contourArea(cnt)</text:p>
      <text:p text:style-name="Text_20_body">            if(area&gt;max_area):</text:p>
      <text:p text:style-name="Text_20_body">                max_area=area</text:p>
      <text:p text:style-name="Text_20_body">                ci=i</text:p>
      <text:p text:style-name="Text_20_body">  cnt=contours[ci]</text:p>
      <text:p text:style-name="Text_20_body">&gt;now draw the convex hull</text:p>
      <text:p text:style-name="Text_20_body">                 hull = cv2.convexHull(cnt)</text:p>
      <text:p text:style-name="Text_20_body">&gt;displaying largest contour and convex hull</text:p>
      <text:p text:style-name="Text_20_body">drawing = np.zeros(img.shape,np.uint8)</text:p>
      <text:p text:style-name="Text_20_body">cv2.drawContours(drawing,[cnt],0,(0,255,0),2)</text:p>
      <text:p text:style-name="Text_20_body">cv2.drawContours(drawing,[hull],0,(0,0,255),2)</text:p>
      <text:p text:style-name="Text_20_body">more about contours and convex hull  can be found here <text:a xlink:type="simple" xlink:href="http://opencvpython.blogspot.in/2012/06/hi-this-article-is-tutorial-which-try.html">http://opencvpython.blogspot.in/2012/06/hi-this-article-is-tutorial-which-try.html</text:a></text:p>
      <text:p text:style-name="P6"/>
      <text:p text:style-name="P10"><text:soft-page-break/><draw:frame draw:style-name="fr2" draw:name="graphics2" text:anchor-type="as-char" svg:width="9.765cm" svg:height="10.583cm" draw:z-index="1"><draw:image xlink:href="http://1.bp.blogspot.com/-txsR8lgqSBM/T9ZHJ-lIX_I/AAAAAAAAAXs/CV4XKA1gBbE/s400/convex+hull.png" xlink:type="simple" xlink:show="embed" xlink:actuate="onLoad"/></draw:frame> <text:s text:c="5"/></text:p>
      <text:p text:style-name="P6"/>
      <text:p text:style-name="P6"/>
      <text:p text:style-name="P7"/>
      <text:p text:style-name="P5">5) Finding convexity defects</text:p>
      <text:p text:style-name="Text_20_body">   To find convexity defects use fallowing while finding convex hull</text:p>
      <text:p text:style-name="Text_20_body">                hull = cv2.convexHull(cnt,returnPoints = False)</text:p>
      <text:p text:style-name="Text_20_body">                defects = cv2.convexityDefects(cnt,hull)</text:p>
      <text:p text:style-name="Text_20_body"/>
      <text:p text:style-name="Text_20_body">Plotting defects </text:p>
      <text:p text:style-name="Text_20_body">mind=0</text:p>
      <text:p text:style-name="Text_20_body">               maxd=0</text:p>
      <text:p text:style-name="Text_20_body">i=0</text:p>
      <text:p text:style-name="Text_20_body">               for i in range(defects.shape[0]):</text:p>
      <text:p text:style-name="Text_20_body">                    s,e,f,d = defects[i,0]</text:p>
      <text:p text:style-name="Text_20_body">                    start = tuple(cnt[s][0])</text:p>
      <text:p text:style-name="Text_20_body">                    end = tuple(cnt[e][0])</text:p>
      <text:p text:style-name="Text_20_body">                    far = tuple(cnt[f][0])</text:p>
      <text:p text:style-name="Text_20_body">                    dist = cv2.pointPolygonTest(cnt,centr,True)</text:p>
      <text:p text:style-name="Text_20_body">                    cv2.line(img,start,end,[0,255,0],2)                 </text:p>
      <text:p text:style-name="Text_20_body">                    cv2.circle(img,far,5,[0,0,255],-1)</text:p>
      <text:p text:style-name="Text_20_body">                    print(i)</text:p>
      <text:p text:style-name="Text_20_body"><text:soft-page-break/> <draw:frame draw:style-name="fr1" draw:name="graphics3" text:anchor-type="as-char" svg:width="8.784cm" svg:height="10.583cm" draw:z-index="2"><draw:image xlink:href="http://3.bp.blogspot.com/-zRYAw1JuTtM/T9ZHK5x2_gI/AAAAAAAAAX0/ogIh_SJ8dIY/s400/convexity+defect.png" xlink:type="simple" xlink:show="embed" xlink:actuate="onLoad"/></draw:frame> </text:p>
      <text:p text:style-name="Text_20_body"/>
      <text:p text:style-name="Text_20_body">    </text:p>
      <text:p text:style-name="Text_20_body">using number of defects perform the required tasks</text:p>
      <text:p text:style-name="Text_20_body"><text:a xlink:type="simple" xlink:href="https://github.com/iftheqhar/opencv2_python/blob/master/software/firmware/cam.py"> code is here</text:a></text:p>
      <text:p text:style-name="P6"/>
      <text:p text:style-name="P6"/>
      <text:p text:style-name="P7"/>
      <text:p text:style-name="P6"/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ugal-labs </meta:initial-creator>
    <meta:creation-date>2013-08-31T12:21:20</meta:creation-date>
    <dc:date>2013-08-31T15:41:13</dc:date>
    <dc:creator>Frugal-labs </dc:creator>
    <meta:editing-duration>PT5M13S</meta:editing-duration>
    <meta:editing-cycles>5</meta:editing-cycles>
    <meta:generator>LibreOffice/3.5$Linux_x86 LibreOffice_project/350m1$Build-2</meta:generator>
    <meta:document-statistic meta:table-count="0" meta:image-count="3" meta:object-count="0" meta:page-count="5" meta:paragraph-count="75" meta:word-count="471" meta:character-count="4239" meta:non-whitespace-character-count="3041"/>
  </office:meta>
</office:document-meta>
</file>